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499cm" style:contextual-spacing="false"/>
      <style:text-properties officeooo:paragraph-rsid="001e63a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>
      <style:text-properties officeooo:paragraph-rsid="001e63a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e63a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63a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lizar el diseño conceptual de una B.D. para gestionar la información sobre los empleados de una empresa, a partir de las siguientes condiciones:<text:line-break/>Para cada empleado dispondremos de su <text:span text:style-name="T2">Empleado(</text:span><text:span text:style-name="T3">DNI</text:span>, <text:span text:style-name="T3">nombre</text:span>, <text:span text:style-name="T3">fecha de nacimiento</text:span>, <text:span text:style-name="T3">salario</text:span><text:span text:style-name="T4">)</text:span><text:span text:style-name="T3"> </text:span></text:p>
      <text:p text:style-name="P1"><text:span text:style-name="T4">EMPLEADO(</text:span><text:span text:style-name="T3">DNI, nombre, fecha de nacimiento, salario</text:span><text:span text:style-name="T4">)</text:span></text:p>
      <text:p text:style-name="P1">y Departamento en el que trabaja. De cada Dpto. sabremos su nombre, el nº del despacho en el que se ubica y conoceremos cuál es el Jefe de dicho Dpto.</text:p>
      <text:p text:style-name="P1"><text:span text:style-name="T4">DEPARTAMENTO(nombre, numeroDespacho, dniJefe)</text:span><text:line-break/><text:line-break/>A) Realizad diagrama E/R<text:line-break/>B) Crear la estructura de tablas normalizadas.<text:line-break/>C) Responder a las siguientes consultas.</text:p>
      <text:list text:style-name="L1">
        <text:list-item>
          <text:p text:style-name="P3">Emitir un listado de usuarios ordenados alfabeticamente.</text:p>
        </text:list-item>
        <text:list-item>
          <text:p text:style-name="P3">Emiltir un <text:span text:style-name="T1">listado </text:span>con el número de empleados por departamento.</text:p>
        </text:list-item>
        <text:list-item>
          <text:p text:style-name="P3">Emiltir un <text:span text:style-name="T1">listado </text:span>con el número de empleados del departamente de ventas.</text:p>
        </text:list-item>
        <text:list-item>
          <text:p text:style-name="P2">Emitir un listado con el salario medio de cada departamento.</text:p>
        </text:list-item>
      </text:list>
      <text:p text:style-name="P4">Material adjunto de repaso:<text:line-break/>En esta actividad reforzaremos el trabajo con BD para poder abordar con garantías las próximas unidades de este curso.<text:line-break/>El diseño de una Base de Datos puede verse en tres etapas:<text:line-break/>1.- Diseño Conceptual (Modelo o Diagrama E/R para BD Relacionales.)<text:line-break/>- Documentación adjunta.<text:line-break/>- Referencias al E/R teniendo en cuenta varias metodologías:<text:line-break/><text:a xlink:type="simple" xlink:href="https://slideplayer.es/slide/1556764/" office:target-frame-name="_blank" xlink:show="new" text:style-name="Internet_20_link" text:visited-style-name="Visited_20_Internet_20_Link">https://slideplayer.es/slide/1556764/</text:a><text:line-break/>2.- Diseño Lógico ( Modelo Relacional).<text:line-break/>3.- Diseño Físico (BD concreta y especificaciones dependientes y de rendimiento)<text:line-break/>Adjunto los documentos que nos van a ayudar a dicho refuerzo </text:p>
      <text:p text:style-name="Text_20_body"/>
      <text:p text:style-name="Text_20_body"><text:a xlink:type="simple" xlink:href="https://slideplayer.es/slide/1556764/" text:style-name="Internet_20_link" text:visited-style-name="Visited_20_Internet_20_Link">https://slideplayer.es/slide/1556764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11:32.074000000</meta:creation-date>
    <dc:date>2024-09-19T14:13:29.066000000</dc:date>
    <meta:editing-duration>PT2M28S</meta:editing-duration>
    <meta:editing-cycles>3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10" meta:word-count="221" meta:character-count="1471" meta:non-whitespace-character-count="1261"/>
  </office:meta>
</office:document-meta>
</file>